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25b" officeooo:paragraph-rsid="0012825b"/>
    </style:style>
    <style:style style:name="P2" style:family="paragraph" style:parent-style-name="Standard">
      <style:text-properties officeooo:rsid="001441f3" officeooo:paragraph-rsid="0016268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41f3" officeooo:paragraph-rsid="001441f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2687" officeooo:paragraph-rsid="0016268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54e3" officeooo:paragraph-rsid="001954e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55d1" officeooo:paragraph-rsid="001c55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78f0" officeooo:paragraph-rsid="0022bfa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3f13" officeooo:paragraph-rsid="0022bfa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451ec" officeooo:paragraph-rsid="002451e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8d63" officeooo:paragraph-rsid="002b8d63" style:font-weight-asian="bold" style:font-weight-complex="bold"/>
    </style:style>
    <style:style style:name="P11" style:family="paragraph" style:parent-style-name="Standard">
      <style:text-properties officeooo:rsid="00162687" officeooo:paragraph-rsid="00162687"/>
    </style:style>
    <style:style style:name="P12" style:family="paragraph" style:parent-style-name="Standard">
      <style:text-properties style:text-underline-style="none" fo:font-weight="normal" officeooo:rsid="00162687" officeooo:paragraph-rsid="0016268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954e3" officeooo:paragraph-rsid="001954e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c55d1" officeooo:paragraph-rsid="001c55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e78f0" officeooo:paragraph-rsid="001e78f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b8d63" officeooo:paragraph-rsid="002b8d63" style:font-weight-asian="normal" style:font-weight-complex="normal"/>
    </style:style>
    <style:style style:name="P17" style:family="paragraph" style:parent-style-name="Standard">
      <style:text-properties officeooo:rsid="001f4927" officeooo:paragraph-rsid="001f4927"/>
    </style:style>
    <style:style style:name="P18" style:family="paragraph" style:parent-style-name="Standard">
      <style:text-properties officeooo:rsid="00213f13" officeooo:paragraph-rsid="0022bfae"/>
    </style:style>
    <style:style style:name="P19" style:family="paragraph" style:parent-style-name="Standard">
      <style:text-properties officeooo:rsid="002177a8" officeooo:paragraph-rsid="0022bfae"/>
    </style:style>
    <style:style style:name="P20" style:family="paragraph" style:parent-style-name="Standard">
      <style:text-properties officeooo:rsid="002177a8" officeooo:paragraph-rsid="00213f13"/>
    </style:style>
    <style:style style:name="P21" style:family="paragraph" style:parent-style-name="Standard">
      <style:text-properties officeooo:rsid="0022bfae" officeooo:paragraph-rsid="0022bfae"/>
    </style:style>
    <style:style style:name="P22" style:family="paragraph" style:parent-style-name="Standard">
      <style:text-properties officeooo:rsid="002bf273" officeooo:paragraph-rsid="002bf273"/>
    </style:style>
    <style:style style:name="P23" style:family="paragraph" style:parent-style-name="Standard" style:list-style-name="L1">
      <style:text-properties officeooo:rsid="001441f3" officeooo:paragraph-rsid="001441f3"/>
    </style:style>
    <style:style style:name="P24" style:family="paragraph" style:parent-style-name="Standard" style:list-style-name="L1">
      <style:text-properties officeooo:rsid="001441f3" officeooo:paragraph-rsid="00162687"/>
    </style:style>
    <style:style style:name="P25" style:family="paragraph" style:parent-style-name="Standard" style:list-style-name="L4">
      <style:text-properties officeooo:rsid="001441f3" officeooo:paragraph-rsid="001441f3"/>
    </style:style>
    <style:style style:name="P26" style:family="paragraph" style:parent-style-name="Standard" style:list-style-name="L2">
      <style:text-properties officeooo:rsid="00162687" officeooo:paragraph-rsid="00162687"/>
    </style:style>
    <style:style style:name="P27" style:family="paragraph" style:parent-style-name="Standard" style:list-style-name="L3">
      <style:text-properties officeooo:rsid="00162687" officeooo:paragraph-rsid="00162687"/>
    </style:style>
    <style:style style:name="P28" style:family="paragraph" style:parent-style-name="Standard" style:list-style-name="L4">
      <style:text-properties officeooo:paragraph-rsid="0012825b"/>
    </style:style>
    <style:style style:name="P29" style:family="paragraph" style:parent-style-name="Standard" style:list-style-name="L4">
      <style:text-properties officeooo:rsid="0012825b" officeooo:paragraph-rsid="0012825b"/>
    </style:style>
    <style:style style:name="P30" style:family="paragraph" style:parent-style-name="Standard" style:list-style-name="L5">
      <style:text-properties style:text-underline-style="none" fo:font-weight="normal" officeooo:rsid="00162687" officeooo:paragraph-rsid="00162687" style:font-weight-asian="normal" style:font-weight-complex="normal"/>
    </style:style>
    <style:style style:name="P31" style:family="paragraph" style:parent-style-name="Standard" style:list-style-name="L6">
      <style:text-properties style:text-underline-style="none" fo:font-weight="normal" officeooo:rsid="001954e3" officeooo:paragraph-rsid="001954e3" style:font-weight-asian="normal" style:font-weight-complex="normal"/>
    </style:style>
    <style:style style:name="P32" style:family="paragraph" style:parent-style-name="Standard" style:list-style-name="L7">
      <style:text-properties style:text-underline-style="none" fo:font-weight="normal" officeooo:rsid="001c55d1" officeooo:paragraph-rsid="001c55d1" style:font-weight-asian="normal" style:font-weight-complex="normal"/>
    </style:style>
    <style:style style:name="P33" style:family="paragraph" style:parent-style-name="Standard" style:list-style-name="L7">
      <style:text-properties style:text-underline-style="none" fo:font-weight="normal" officeooo:rsid="001da206" officeooo:paragraph-rsid="001da206" style:font-weight-asian="normal" style:font-weight-complex="normal"/>
    </style:style>
    <style:style style:name="P34" style:family="paragraph" style:parent-style-name="Standard" style:list-style-name="L7">
      <style:text-properties style:text-underline-style="none" fo:font-weight="normal" officeooo:rsid="001dc274" officeooo:paragraph-rsid="001dc274" style:font-weight-asian="normal" style:font-weight-complex="normal"/>
    </style:style>
    <style:style style:name="P35" style:family="paragraph" style:parent-style-name="Standard" style:list-style-name="L8">
      <style:text-properties style:text-underline-style="none" fo:font-weight="normal" officeooo:rsid="002177a8" officeooo:paragraph-rsid="0022bfae" style:font-weight-asian="normal" style:font-weight-complex="normal"/>
    </style:style>
    <style:style style:name="P36" style:family="paragraph" style:parent-style-name="Standard" style:list-style-name="L8">
      <style:text-properties style:text-underline-style="none" fo:font-weight="normal" officeooo:rsid="00279111" officeooo:paragraph-rsid="00279111" style:font-weight-asian="normal" style:font-weight-complex="normal"/>
    </style:style>
    <style:style style:name="P37" style:family="paragraph" style:parent-style-name="Standard" style:list-style-name="L9">
      <style:text-properties style:text-underline-style="none" fo:font-weight="normal" officeooo:rsid="002b8d63" officeooo:paragraph-rsid="002b8d63" style:font-weight-asian="normal" style:font-weight-complex="normal"/>
    </style:style>
    <style:style style:name="P38" style:family="paragraph" style:parent-style-name="Standard" style:list-style-name="L10">
      <style:text-properties style:text-underline-style="none" fo:font-weight="normal" officeooo:rsid="001e78f0" officeooo:paragraph-rsid="001e78f0" style:font-weight-asian="normal" style:font-weight-complex="normal"/>
    </style:style>
    <style:style style:name="P39" style:family="paragraph" style:parent-style-name="Standard" style:list-style-name="L10">
      <style:text-properties style:text-underline-style="none" fo:font-weight="normal" officeooo:rsid="0022bfae" officeooo:paragraph-rsid="0022bfae" style:font-weight-asian="normal" style:font-weight-complex="normal"/>
    </style:style>
    <style:style style:name="P40" style:family="paragraph" style:parent-style-name="Standard" style:list-style-name="L10">
      <style:text-properties style:text-underline-style="none" fo:font-weight="normal" officeooo:rsid="0022d268" officeooo:paragraph-rsid="0022d268" style:font-weight-asian="normal" style:font-weight-complex="normal"/>
    </style:style>
    <style:style style:name="P41" style:family="paragraph" style:parent-style-name="Standard" style:list-style-name="L10">
      <style:text-properties style:text-underline-style="none" fo:font-weight="normal" officeooo:rsid="001f4927" officeooo:paragraph-rsid="001f4927" style:font-weight-asian="normal" style:font-weight-complex="normal"/>
    </style:style>
    <style:style style:name="P42" style:family="paragraph" style:parent-style-name="Standard" style:list-style-name="L10">
      <style:text-properties style:text-underline-style="none" fo:font-weight="normal" officeooo:rsid="0028f868" officeooo:paragraph-rsid="0028f868" style:font-weight-asian="normal" style:font-weight-complex="normal"/>
    </style:style>
    <style:style style:name="P43" style:family="paragraph" style:parent-style-name="Standard" style:list-style-name="L11">
      <style:text-properties style:text-underline-style="none" fo:font-weight="normal" officeooo:rsid="002451ec" officeooo:paragraph-rsid="002451ec" style:font-weight-asian="normal" style:font-weight-complex="normal"/>
    </style:style>
    <style:style style:name="P44" style:family="paragraph" style:parent-style-name="Standard" style:list-style-name="L7">
      <style:text-properties style:text-underline-style="none" fo:font-weight="normal" officeooo:rsid="003233d8" officeooo:paragraph-rsid="003233d8" style:font-weight-asian="normal" style:font-weight-complex="normal"/>
    </style:style>
    <style:style style:name="P45" style:family="paragraph" style:parent-style-name="Standard" style:list-style-name="L7">
      <style:text-properties style:text-underline-style="none" fo:font-weight="normal" officeooo:rsid="00335e43" officeooo:paragraph-rsid="00335e43" style:font-weight-asian="normal" style:font-weight-complex="normal"/>
    </style:style>
    <style:style style:name="P46" style:family="paragraph" style:parent-style-name="Standard" style:list-style-name="L10">
      <style:text-properties officeooo:rsid="001e78f0" officeooo:paragraph-rsid="001f4927"/>
    </style:style>
    <style:style style:name="P47" style:family="paragraph" style:parent-style-name="Standard" style:list-style-name="L10">
      <style:text-properties officeooo:rsid="001f4927" officeooo:paragraph-rsid="001f4927"/>
    </style:style>
    <style:style style:name="P48" style:family="paragraph" style:parent-style-name="Standard" style:list-style-name="L10">
      <style:text-properties officeooo:rsid="002498d8" officeooo:paragraph-rsid="002498d8"/>
    </style:style>
    <style:style style:name="P49" style:family="paragraph" style:parent-style-name="Standard" style:list-style-name="L10">
      <style:text-properties officeooo:rsid="0028f868" officeooo:paragraph-rsid="0028f868"/>
    </style:style>
    <style:style style:name="P50" style:family="paragraph" style:parent-style-name="Standard" style:list-style-name="L12">
      <style:text-properties officeooo:rsid="002bf273" officeooo:paragraph-rsid="002bf273"/>
    </style:style>
    <style:style style:name="P51" style:family="paragraph" style:parent-style-name="Standard" style:list-style-name="L12">
      <style:text-properties officeooo:rsid="002d8b8c" officeooo:paragraph-rsid="002d8b8c"/>
    </style:style>
    <style:style style:name="P52" style:family="paragraph" style:parent-style-name="Standard" style:list-style-name="L12">
      <style:text-properties officeooo:rsid="002ece18" officeooo:paragraph-rsid="002ece18"/>
    </style:style>
    <style:style style:name="T1" style:family="text">
      <style:text-properties officeooo:rsid="0012825b"/>
    </style:style>
    <style:style style:name="T2" style:family="text">
      <style:text-properties officeooo:rsid="00162687"/>
    </style:style>
    <style:style style:name="T3" style:family="text">
      <style:text-properties fo:font-size="22pt"/>
    </style:style>
    <style:style style:name="T4" style:family="text">
      <style:text-properties officeooo:rsid="00179cb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78f0" style:font-weight-asian="normal" style:font-weight-complex="normal"/>
    </style:style>
    <style:style style:name="T7" style:family="text">
      <style:text-properties style:text-underline-style="none" fo:font-weight="normal" officeooo:rsid="001f4927" style:font-weight-asian="normal" style:font-weight-complex="normal"/>
    </style:style>
    <style:style style:name="T8" style:family="text">
      <style:text-properties style:text-underline-style="none" fo:font-weight="normal" officeooo:rsid="0029f56c" style:font-weight-asian="normal" style:font-weight-complex="normal"/>
    </style:style>
    <style:style style:name="T9" style:family="text">
      <style:text-properties officeooo:rsid="002d8b8c"/>
    </style:style>
    <style:style style:name="T10" style:family="text">
      <style:text-properties officeooo:rsid="002ece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Helpful commands</text:p>
      <text:list xml:id="list2090978123779574352" text:style-name="L1">
        <text:list-item>
          <text:p text:style-name="P23">First do these configurations in the git</text:p>
          <text:list>
            <text:list-item>
              <text:p text:style-name="P23">git config –global user.name=”Your Username”</text:p>
            </text:list-item>
            <text:list-item>
              <text:p text:style-name="P23">git config –global user.email=”&lt;userid&gt;@pulsesecure.net”</text:p>
            </text:list-item>
          </text:list>
        </text:list-item>
        <text:list-item>
          <text:p text:style-name="P23">cloning the source from the git <text:s/>“git clone <text:s/>&lt;url to the git repo&gt;”</text:p>
        </text:list-item>
        <text:list-item>
          <text:p text:style-name="P23">Do the code changes after cloning and you can push the changes back to the personal repo using the command <text:s/>“git push orgin”</text:p>
        </text:list-item>
        <text:list-item>
          <text:p text:style-name="P24"><text:s text:c="2"/>More git help can be found the document <text:a xlink:type="simple" xlink:href="https://progit2.s3.amazonaws.com/en/2015-05-31-24e8b/progit-en.519.pdf"><text:span text:style-name="T2">https://progit2.s3.amazonaws.com/en/2015-05-31-24e8b/progit-en.519.pdf</text:span></text:a><text:span text:style-name="T2"> </text:span></text:p>
        </text:list-item>
      </text:list>
      <text:p text:style-name="P2"/>
      <text:p text:style-name="P4">Some Documents to start with</text:p>
      <text:list xml:id="list1230099848475201589" text:style-name="L2">
        <text:list-item>
          <text:p text:style-name="P26">http://172.21.8.79:8090/src/xref/ive-rdv-master/platform/docs/</text:p>
        </text:list-item>
        <text:list-item>
          <text:p text:style-name="P26"><text:a xlink:type="simple" xlink:href="http://172.21.8.79:8090/src/xref/ive-rdv-master/platform/dsauth/docs/">http://172.21.8.79:8090/src/xref/ive-rdv-master/platform/dsauth/docs/</text:a></text:p>
        </text:list-item>
      </text:list>
      <text:p text:style-name="P11"/>
      <text:p text:style-name="P4">Source Code Browsing</text:p>
      <text:list xml:id="list6231868217841646165" text:style-name="L3">
        <text:list-item>
          <text:p text:style-name="P27"><text:a xlink:type="simple" xlink:href="http://172.21.8.79:8090/src/">http://172.21.8.79:8090/src/</text:a></text:p>
        </text:list-item>
      </text:list>
      <text:p text:style-name="P11"/>
      <text:p text:style-name="P11"/>
      <text:p text:style-name="P3">Requesting the DevVM and getting the source</text:p>
      <text:list xml:id="list3701406770851704017" text:style-name="L4">
        <text:list-item>
          <text:p text:style-name="P28"><text:span text:style-name="T1">Open a ticket in Zendesk for creating an new devbox vm ( </text:span><text:a xlink:type="simple" xlink:href="https://pulsesecure.zendesk.com/hc"><text:span text:style-name="T1">https://pulsesecure.zendesk.com/hc</text:span></text:a><text:span text:style-name="T1"> login using your pulsesecure.net email-id and password)</text:span></text:p>
        </text:list-item>
        <text:list-item>
          <text:p text:style-name="P29">Open an ticket in Zendesk for creating the NIS account note redirect this ticket to the folks in US</text:p>
        </text:list-item>
        <text:list-item>
          <text:p text:style-name="P29">Login to stash and create a personal repositry (<text:a xlink:type="simple" xlink:href="https://dev.pulsesecure.net/stash">https://dev.pulsesecure.net/stash</text:a> using your windows creadentials ie user-id part of your pulsesecure.net and windows password default will be Pulsesecure@123 )</text:p>
          <text:list>
            <text:list-item>
              <text:p text:style-name="P29">Projects-&gt;P4Migratio-&gt;ive-rdv-&gt;fork</text:p>
            </text:list-item>
            <text:list-item>
              <text:p text:style-name="P29">After the creation of the personal repositry click on the clone button copy the HTTP link which is of the for https://&lt;user-id&gt;@dev.pulsesecure.net/stash/....git</text:p>
            </text:list-item>
            <text:list-item>
              <text:p text:style-name="P25">login to the dev box using the NIS account requested in step 2 and clone the source from the git using the command git clone &lt;https:...*.git&gt; <text:span text:style-name="T4">(</text:span>the url is the one that is copied in the step 3.a<text:span text:style-name="T4">) make sure that you clone the source code to /mnt/fstsrc</text:span></text:p>
            </text:list-item>
          </text:list>
        </text:list-item>
        <text:list-item>
          <text:p text:style-name="P25"/>
        </text:list-item>
      </text:list>
      <text:p text:style-name="P1"/>
      <text:p text:style-name="P4">Using Ctags and taglist in <text:span text:style-name="T3">ubuntu</text:span> for code walk through</text:p>
      <text:list xml:id="list1567824256766527268" text:style-name="L5">
        <text:list-item>
          <text:p text:style-name="P30">install ctags using the command <text:s/>apt-get install exuberant-ctags</text:p>
        </text:list-item>
      </text:list>
      <text:p text:style-name="P12"/>
      <text:p text:style-name="P12"/>
      <text:p text:style-name="P5">Some Passwords and Username</text:p>
      <text:list xml:id="list7729074356005335214" text:style-name="L6">
        <text:list-item>
          <text:p text:style-name="P31">ESX server </text:p>
          <text:list>
            <text:list-item>
              <text:p text:style-name="P31">pbuperf1.bngrd.juniper.net </text:p>
            </text:list-item>
            <text:list-item>
              <text:p text:style-name="P31">pbu</text:p>
            </text:list-item>
            <text:list-item>
              <text:p text:style-name="P31">Pulsesecure@123</text:p>
            </text:list-item>
          </text:list>
        </text:list-item>
      </text:list>
      <text:p text:style-name="P13"/>
      <text:p text:style-name="P6">Vim Fast Tricks</text:p>
      <text:list xml:id="list845475760776758904" text:style-name="L7">
        <text:list-item>
          <text:p text:style-name="P32">Go to defination Ctrl-]</text:p>
        </text:list-item>
        <text:list-item>
          <text:p text:style-name="P44">View defination in horizontal window Ctrl-W Ctril-]</text:p>
        </text:list-item>
        <text:list-item>
          <text:p text:style-name="P45">When <text:s/>there are more than 1 matches list all the matches using :tjump tag</text:p>
        </text:list-item>
        <text:list-item>
          <text:p text:style-name="P33">When there are more than 1 defination matches use [g to list all the matched tags</text:p>
        </text:list-item>
        <text:list-item>
          <text:p text:style-name="P34">To move the next matching tag use :tn</text:p>
        </text:list-item>
        <text:list-item>
          <text:p text:style-name="P32">Go back to previous Ctrl-t</text:p>
        </text:list-item>
        <text:list-item>
          <text:p text:style-name="P32"><text:soft-page-break/>Autocomplete Ctrl-n or Ctrl-p</text:p>
        </text:list-item>
        <text:list-item>
          <text:p text:style-name="P32">View Preview :ptag &lt;tag&gt;</text:p>
        </text:list-item>
        <text:list-item>
          <text:p text:style-name="P32">Search tags :tag &lt;tag&gt;</text:p>
        </text:list-item>
      </text:list>
      <text:p text:style-name="P14"/>
      <text:p text:style-name="P8">Updating yum repo</text:p>
      <text:p text:style-name="P18"/>
      <text:list xml:id="list5793194147079390057" text:style-name="L8">
        <text:list-item>
          <text:p text:style-name="P35">update /etc/resolve.conf to point to the right DNS servers</text:p>
          <text:p text:style-name="P36">search psbng.net psecure.net lab.psecure.net spglab.juniper.net englab.juniper.net <text:s/>bngrd.juniper.net juniper.net </text:p>
          <text:p text:style-name="P36">nameserver 10.64.0.10 </text:p>
          <text:p text:style-name="P36">nameserver 10.209.194.133 </text:p>
          <text:p text:style-name="P36">nameserver 10.206.66.12 </text:p>
        </text:list-item>
        <text:list-item>
          <text:p text:style-name="P35">Run yum repolist and see if you get the below repo list </text:p>
        </text:list-item>
      </text:list>
      <text:p text:style-name="P19"/>
      <text:p text:style-name="P21">repo id <text:s text:c="5"/><text:tab/> repo name <text:s text:c="68"/>status </text:p>
      <text:p text:style-name="P21">extras <text:s text:c="7"/><text:tab/> CentOS-6 - Extras <text:s text:c="61"/>34 </text:p>
      <text:p text:style-name="P21">pulse-ive <text:s text:c="3"/><text:tab/> pulse i386 release repo <text:s text:c="55"/>32 </text:p>
      <text:p text:style-name="P21">scl-release <text:s/><text:tab/> scl i386 release repo <text:s text:c="56"/>393 </text:p>
      <text:p text:style-name="P19"/>
      <text:list xml:id="list121949906833538" text:continue-numbering="true" text:style-name="L8">
        <text:list-item>
          <text:p text:style-name="P35">If the yum repolist is not as of step 2 update repolist with the files from the link and run yum update list and repeat step 2 to check repolist again</text:p>
        </text:list-item>
        <text:list-item>
          <text:p text:style-name="P35"/>
        </text:list-item>
      </text:list>
      <text:p text:style-name="P14"/>
      <text:p text:style-name="P10">Configure GNU desktop for dev-box</text:p>
      <text:p text:style-name="P16">1. Login to your new-ive with your Unix credentials - I used putty</text:p>
      <text:p text:style-name="P16">2. If you want to setup VNC Server with Gnome GUI, follow the below steps:</text:p>
      <text:p text:style-name="P16"><text:s text:c="4"/>A. su <text:s text:c="9"/># Enter root password on prompt</text:p>
      <text:p text:style-name="P16"><text:s text:c="4"/>B. vi /etc/yum.repos.d/CentOS-Base.repo</text:p>
      <text:p text:style-name="P16"><text:s text:c="8"/>- Under sections [base] and [updates], change </text:p>
      <text:p text:style-name="P16"><text:s text:c="12"/>enabled=0 </text:p>
      <text:p text:style-name="P16"><text:s text:c="16"/>to </text:p>
      <text:p text:style-name="P16"><text:s text:c="12"/>enabled=1</text:p>
      <text:p text:style-name="P16"><text:s text:c="8"/>- Also uncomment the line that starts with baseurl in both these sections</text:p>
      <text:p text:style-name="P16"/>
      <text:p text:style-name="P16"><text:s text:c="4"/>C. vi /etc/yum.repos.d/ssdlinux.repo</text:p>
      <text:p text:style-name="P16"><text:s text:c="8"/>- In this file, I set enabled=0 as this repo was timing out for me(not sure if this was a temporary issue)</text:p>
      <text:p text:style-name="P16"><text:s text:c="4"/>D. Install stuff</text:p>
      <text:p text:style-name="P16"><text:s text:c="8"/>yum groupinstall -y 'X Window System'</text:p>
      <text:p text:style-name="P16"><text:s text:c="8"/>yum groupinstall -y 'Desktop'</text:p>
      <text:p text:style-name="P16"><text:s text:c="8"/>yum groupinstall -y fonts</text:p>
      <text:p text:style-name="P16"><text:s text:c="8"/>yum install tigervnc-server</text:p>
      <text:p text:style-name="P16"><text:s text:c="4"/>E. Config inittab and reboot</text:p>
      <text:p text:style-name="P16"><text:s text:c="8"/>vi /etc/inittab</text:p>
      <text:p text:style-name="P16"><text:s text:c="8"/>Change line</text:p>
      <text:p text:style-name="P16"><text:s text:c="12"/>id:3:initdefault:</text:p>
      <text:p text:style-name="P16"><text:s text:c="16"/>to</text:p>
      <text:p text:style-name="P16"><text:s text:c="12"/>id:5:initdefault:</text:p>
      <text:p text:style-name="P16"><text:s text:c="8"/>init 6 <text:s text:c="7"/># This reboots the system</text:p>
      <text:p text:style-name="P16"/>
      <text:p text:style-name="P16"><text:s text:c="4"/>Wait for a couple of minutes...</text:p>
      <text:p text:style-name="P16"/>
      <text:p text:style-name="P16"><text:soft-page-break/><text:s text:c="4"/>F. Login to your machine with putty again.</text:p>
      <text:p text:style-name="P16"><text:s text:c="4"/>G. vncserver</text:p>
      <text:p text:style-name="P16"><text:s text:c="8"/>- Set password</text:p>
      <text:p text:style-name="P16"/>
      <text:p text:style-name="P16"><text:s text:c="4"/>You can now VNC into your machine</text:p>
      <text:p text:style-name="P16"/>
      <text:p text:style-name="P14"/>
      <text:p text:style-name="P10">Configure Clewn in dev-box</text:p>
      <text:p text:style-name="P16"/>
      <text:list xml:id="list6120885613021260807" text:style-name="L9">
        <text:list-item>
          <text:p text:style-name="P37"><text:a xlink:type="simple" xlink:href="http://chunhao.net/blog/how-to-connect-vim-with-gdb-using-clewn/">http://chunhao.net/blog/how-to-connect-vim-with-gdb-using-clewn/</text:a></text:p>
        </text:list-item>
        <text:list-item>
          <text:p text:style-name="P37">Attach clewn to running process clewn -ga “-p &lt;pid&gt;” where pid is the process ID of the process to be debugged</text:p>
        </text:list-item>
      </text:list>
      <text:p text:style-name="P16"/>
      <text:p text:style-name="P14"/>
      <text:p text:style-name="P14"/>
      <text:p text:style-name="P7">Building from Source</text:p>
      <text:p text:style-name="P15"/>
      <text:list xml:id="list6128807552684498861" text:style-name="L10">
        <text:list-item>
          <text:p text:style-name="P38">Copy the .dsrc and .bash_profile file and run source .dsrc and bash command</text:p>
        </text:list-item>
        <text:list-item>
          <text:p text:style-name="P46"><text:span text:style-name="T5">Create a folder structure like /</text:span><text:span text:style-name="T7">mnt/src/&lt;user-id&gt;/p4-asg/hari-ive/src</text:span></text:p>
        </text:list-item>
        <text:list-item>
          <text:p text:style-name="P47"><text:span text:style-name="T5">link </text:span><text:span text:style-name="T6">/</text:span><text:span text:style-name="T5">mnt/src/&lt;user-id&gt;/p4-asg/hari-ive/src to the folder where the source is downloaded using the command ln -s &lt;location of source downloaded from git&gt; </text:span><text:span text:style-name="T6">/</text:span><text:span text:style-name="T5">mnt/src/&lt;user-id&gt;/p4-asg/hari-ive/src</text:span></text:p>
        </text:list-item>
        <text:list-item>
          <text:p text:style-name="P47"><text:span text:style-name="T5">create a folder </text:span><text:span text:style-name="T6">/</text:span><text:span text:style-name="T5">mnt/src/&lt;user-id&gt;/p4-asg/hari-ive/build</text:span></text:p>
        </text:list-item>
        <text:list-item>
          <text:p text:style-name="P47"><text:span text:style-name="T5">change dir to </text:span><text:span text:style-name="T6">/</text:span><text:span text:style-name="T5">mnt/src/&lt;user-id&gt;/p4-asg/hari-ive/src and run make</text:span></text:p>
        </text:list-item>
        <text:list-item>
          <text:p text:style-name="P39">installing the required dependencies in the devbox </text:p>
          <text:list>
            <text:list-item>
              <text:p text:style-name="P39">yum install hawkc.noarch</text:p>
            </text:list-item>
            <text:list-item>
              <text:p text:style-name="P39">yum install libwebsockets</text:p>
            </text:list-item>
            <text:list-item>
              <text:p text:style-name="P39">yum install python-devel</text:p>
              <text:p text:style-name="P40">if this failes run yumdownloader python-devel and the install the downloaded rpm package using rpm -ivh package.rpm</text:p>
            </text:list-item>
          </text:list>
        </text:list-item>
        <text:list-item>
          <text:p text:style-name="P48">Make sure that the /usr/local/java/jdk1.6.0_33 is present if not present download from existing box</text:p>
        </text:list-item>
        <text:list-item>
          <text:p text:style-name="P41">if there is an error for .checksum run the coomand touch &lt;location of source code downloaded from git&gt; /system/dscheck/.checksystem</text:p>
        </text:list-item>
        <text:list-item>
          <text:p text:style-name="P49"><text:span text:style-name="T5">Starting the system </text:span><text:span text:style-name="T8">(Change dir to $DSINSTALL)</text:span></text:p>
          <text:list>
            <text:list-item>
              <text:p text:style-name="P42">dsstop</text:p>
            </text:list-item>
            <text:list-item>
              <text:p text:style-name="P42">pkill -9 ntjoinserver</text:p>
            </text:list-item>
            <text:list-item>
              <text:p text:style-name="P42">dev_init.pl</text:p>
            </text:list-item>
            <text:list-item>
              <text:p text:style-name="P42">dsstart</text:p>
              <text:p text:style-name="P42"/>
            </text:list-item>
          </text:list>
        </text:list-item>
      </text:list>
      <text:p text:style-name="P17"/>
      <text:p text:style-name="P9">Some Changes</text:p>
      <text:list xml:id="list4734690515982995517" text:style-name="L11">
        <text:list-item>
          <text:p text:style-name="P43">platform/dsunity/connector/websocket/Makefile added -I /user/include/libwebsockets</text:p>
        </text:list-item>
        <text:list-item>
          <text:p text:style-name="P43"/>
        </text:list-item>
      </text:list>
      <text:p text:style-name="P17"/>
      <text:p text:style-name="P20"/>
      <text:p text:style-name="P20"/>
      <text:p text:style-name="P22">Firing Event:</text:p>
      <text:p text:style-name="P22"/>
      <text:list xml:id="list6402162574332299380" text:style-name="L12">
        <text:list-item>
          <text:p text:style-name="P50">DSEvent::fireEvent --<text:span text:style-name="T9">&gt; Used to fire the event</text:span></text:p>
          <text:list>
            <text:list-item>
              <text:p text:style-name="P50">The Accepts Event group name (Char*) <text:s/><text:span text:style-name="T10">(eventName)</text:span></text:p>
            </text:list-item>
            <text:list-item>
              <text:p text:style-name="P50">Data to be sent with the Event (DSUtil::SendMarshalBuffer)</text:p>
            </text:list-item>
            <text:list-item>
              <text:p text:style-name="P50"><text:soft-page-break/>And Event flags</text:p>
            </text:list-item>
          </text:list>
        </text:list-item>
        <text:list-item>
          <text:p text:style-name="P51">DSEvent::addEventHandler</text:p>
          <text:list>
            <text:list-item>
              <text:p text:style-name="P52">EventName</text:p>
            </text:list-item>
            <text:list-item>
              <text:p text:style-name="P52">EventHandler (Any class that is derived from this class)</text:p>
            </text:list-item>
            <text:list-item>
              <text:p text:style-name="P52">EventHandlerFlags</text:p>
            </text:list-item>
          </text:list>
        </text:list-item>
        <text:list-item>
          <text:p text:style-name="P52">ads<text:tab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0:51:41.778673810</meta:creation-date>
    <dc:date>2015-06-14T12:19:48.912721814</dc:date>
    <meta:editing-duration>P4DT18H43M45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4" meta:paragraph-count="113" meta:word-count="833" meta:character-count="5943" meta:non-whitespace-character-count="4773"/>
  </office:meta>
</office:document-meta>
</file>